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3.533cm" fo:min-width="7.82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1.782cm" fo:min-width="7.625cm"/>
    </style:style>
    <style:style style:name="gr4" style:family="graphic" style:parent-style-name="objectwithoutfill">
      <style:graphic-properties svg:stroke-width="0.018cm" draw:marker-start="" draw:marker-start-width="0.227cm" draw:marker-end="Triangle_20_unfilled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7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style:font-name="Courier New1" fo:font-size="11pt" style:font-size-asian="11pt" style:font-size-complex="11pt"/>
    </style:style>
    <style:style style:name="P3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Courier New1" fo:font-size="11pt" style:font-size-asian="11pt" style:font-size-complex="11pt"/>
    </style:style>
    <style:style style:name="T2" style:family="text">
      <style:text-properties style:font-name="Courier New1" fo:font-size="11pt" style:text-underline-style="none" style:font-size-asian="11pt" style:font-size-complex="11pt"/>
    </style:style>
    <style:style style:name="T3" style:family="text">
      <style:text-properties style:font-name="Courier New1" fo:font-size="6pt" style:font-size-asian="6pt" style:font-size-complex="6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g>
            <draw:custom-shape draw:style-name="gr1" draw:text-style-name="P2" draw:layer="layout" svg:width="8.328cm" svg:height="3.783cm" svg:x="12.049cm" svg:y="2.524cm">
              <text:p text:style-name="P1"><text:span text:style-name="T1">+ArrayList</text:span></text:p>
              <text:p text:style-name="P1"><text:span text:style-name="T2">-items[]: Object</text:span></text:p>
              <text:p text:style-name="P1"><text:span text:style-name="T1">+add(o: Object) : void</text:span></text:p>
              <text:p text:style-name="P1"><text:span text:style-name="T1">+remove(o: Object) : void</text:span></text:p>
              <text:p text:style-name="P1"><text:span text:style-name="T1">+size() : int</text:span></text:p>
              <text:p text:style-name="P1"><text:span text:style-name="T1">+insert(i: int, o: Object) : void</text:span></text:p>
              <text:p text:style-name="P1"><text:span text:style-name="T1">+get(i: int) : Object</text:span></text:p>
              <text:p text:style-name="P1"><text:span text:style-name="T1">+set(i: int, o: Object) : void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12.049cm" svg:y1="3.039cm" svg:x2="20.377cm" svg:y2="3.039cm">
              <text:p/>
            </draw:line>
            <draw:line draw:style-name="gr2" draw:text-style-name="P3" draw:layer="layout" svg:x1="12.049cm" svg:y1="3.506cm" svg:x2="20.377cm" svg:y2="3.506cm">
              <text:p/>
            </draw:line>
          </draw:g>
        </draw:g>
        <draw:g xml:id="id1" draw:id="id1">
          <draw:g>
            <draw:custom-shape draw:style-name="gr3" draw:text-style-name="P2" draw:layer="layout" svg:width="8.125cm" svg:height="2.032cm" svg:x="1.254cm" svg:y="4.426cm">
              <text:p text:style-name="P1"><text:span text:style-name="T1">+SortedArrayList</text:span></text:p>
              <text:p text:style-name="P1"><text:span text:style-name="T3"/></text:p>
              <text:p text:style-name="P1"><text:span text:style-name="T2">+add(o: Object) : void</text:span></text:p>
              <text:p text:style-name="P1"><text:span text:style-name="T2">+insert(i: int, o: Object) : void</text:span></text:p>
              <text:p text:style-name="P1"><text:span text:style-name="T2">+set(i: int, o: Object) : void</text:span></text:p>
              <draw:enhanced-geometry svg:viewBox="0 0 21600 21600" draw:type="rectangle" draw:enhanced-path="M 0 0 L 21600 0 21600 21600 0 21600 0 0 Z N"/>
            </draw:custom-shape>
            <draw:line draw:style-name="gr2" draw:text-style-name="P3" draw:layer="layout" svg:x1="1.254cm" svg:y1="5.062cm" svg:x2="9.379cm" svg:y2="5.062cm">
              <text:p/>
            </draw:line>
            <draw:line draw:style-name="gr2" draw:text-style-name="P3" draw:layer="layout" svg:x1="1.254cm" svg:y1="4.898cm" svg:x2="9.379cm" svg:y2="4.898cm">
              <text:p/>
            </draw:line>
          </draw:g>
        </draw:g>
        <draw:connector draw:style-name="gr4" draw:text-style-name="P4" draw:layer="layout" draw:type="line" svg:x1="9.379cm" svg:y1="5.442cm" svg:x2="12.049cm" svg:y2="4.415cm" draw:start-shape="id1" draw:end-shape="id2" draw:end-glue-point="3" svg:d="M9379 5442l2670-1027" svg:viewBox="0 0 2671 1028">
          <text:p/>
        </draw:connector>
        <draw:frame draw:style-name="gr5" draw:text-style-name="P5" draw:layer="layout" svg:width="1.857cm" svg:height="0.806cm" svg:x="9.89cm" svg:y="5.064cm">
          <draw:text-box>
            <text:p><text:span text:style-name="T4">“</text:span><text:span text:style-name="T4">is-a”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8-10-03T22:28:56.416579394</dc:date>
    <meta:editing-duration>PT23M13S</meta:editing-duration>
    <meta:editing-cycles>10</meta:editing-cycles>
    <meta:document-statistic meta:object-count="12"/>
  </office:meta>
</office:document-meta>
</file>